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15.15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ourie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none" style:country-asian="none" style:font-style-asian="normal" style:font-weight-asian="normal" style:font-name-complex="Courie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第1ステージ　微分を自動で求める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　箱としての変数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.1　変数とは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.2　Variableクラスの実装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.3　【補足】NumPyの多次元配列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　変数を生み出す関数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.1　関数とは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.2　Functionクラスの実装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.3　Functionクラスを使う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　関数の連結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.1　Exp関数の実装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.2　関数を連結する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　数値微分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4.1　微分とは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4.2　数値微分の実装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4.3　合成関数の微分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4.4　数値微分の問題点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5　バックプロパゲーションの理論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5.1　チェインルール</text:p>
          </table:table-cell>
          <table:table-cell/>
          <table:table-cell office:value-type="string" calcext:value-type="string">
            <text:p>理解不十分</text:p>
          </table:table-cell>
        </table:table-row>
        <table:table-row table:style-name="ro2">
          <table:table-cell office:value-type="string" calcext:value-type="string">
            <text:p><text:s text:c="8"/>5.2　バックプロパゲーションの導出</text:p>
          </table:table-cell>
          <table:table-cell/>
          <table:table-cell office:value-type="string" calcext:value-type="string">
            <text:p>理解不十分</text:p>
          </table:table-cell>
        </table:table-row>
        <table:table-row table:style-name="ro2">
          <table:table-cell office:value-type="string" calcext:value-type="string">
            <text:p><text:s text:c="8"/>5.3　計算グラフで表す</text:p>
          </table:table-cell>
          <table:table-cell/>
          <table:table-cell office:value-type="string" calcext:value-type="string">
            <text:p>理解不十分</text:p>
          </table:table-cell>
        </table:table-row>
        <table:table-row table:style-name="ro2">
          <table:table-cell office:value-type="string" calcext:value-type="string">
            <text:p><text:s text:c="4"/>ステップ6　手作業によるバックプロパゲーション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office:value-type="string" calcext:value-type="string">
            <text:p><text:s text:c="8"/>6.1　Variableクラスの追加実装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office:value-type="string" calcext:value-type="string">
            <text:p><text:s text:c="8"/>6.2　Functionクラスの追加実装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office:value-type="string" calcext:value-type="string">
            <text:p><text:s text:c="8"/>6.3　SquareとExpクラスの追加実装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office:value-type="string" calcext:value-type="string">
            <text:p><text:s text:c="8"/>6.4　バックプロパゲーションの実装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7　バックプロパゲーションの自動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7.1　逆伝播の自動化のため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7.2　逆伝播を試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7.3　backwardメソッドの追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8　再帰からループ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.1　現時点のVariableクラ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.2　ループを使った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.3　動作確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9　関数をより便利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9.1　Pythonの関数として利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9.2　backwardメソッドの簡略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9.3　ndarrayだけを扱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10　テストを行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0.1　Pythonのユニットテス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0.2　square関数の逆伝播のテス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0.3　勾配確認による自動テス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0.4　テストについてのまとめ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 text:c="4"/>コラム　：自動微分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1">
          <table:table-cell office:value-type="string" calcext:value-type="string">
            <text:p>第2ステージ　自然なコードで表現す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11　可変長の引数（順伝播編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1.1　Functionクラスの修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1.2　Addクラス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12　可変長の引数（改善編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2.1　1つ目の改善：関数を使いやす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2.2　2つ目の改善：関数を実装しやす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2.3　add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13　可変長の引数（逆伝播編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3.1　可変長引数に対応したAddクラスの逆伝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3.2　Variableクラスの修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3.3　Squareクラス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14　同じ変数を繰り返し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4.1　問題の原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4.2　解決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4.3　微分をリセットす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15　複雑な計算グラフ（理論編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5.1　逆伝播の正しい順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5.2　現状のDeZ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5.3　関数の優先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16　複雑な計算グラフ（実装編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6.1　世代の追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6.2　世代順に取り出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6.3　Variableクラスのbackw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6.4　動作確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17　メモリ管理と循環参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7.1　メモリ管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7.2　参照カウント方式のメモリ管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7.3　循環参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7.4　weakrefモジュー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7.5　動作確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18　メモリ使用量を減らすモ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8.1　不要な微分は保持しな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8.2　Functionクラスの復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8.3　Configクラスによる切り替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8.4　モードを切り替え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8.5　with文による切り替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19　変数を使いやす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9.1　変数に名前を付け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9.2　ndarrayのインスタンス変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9.3　len関数とprint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20　演算子のオーバーロード（1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0.1　Mulクラス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0.2　演算子のオーバーロ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21　演算子のオーバーロード（2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1.1　ndarrayと一緒に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1.2　floatやintと一緒に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1.3　問題点1：左項がfloatやintの場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1.4　問題点2：左項がndarrayインスタンスの場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22　演算子のオーバーロード（3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2.1　負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2.2　引き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2.3　割り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2.4　累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23　パッケージとしてまとめ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3.1　ファイル構成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3.2　コアクラスへの移し替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3.3　演算子のオーバーロ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3.4　実際の__init__.pyファイ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3.5　dezeroのインポー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24　複雑な関数の微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4.1　Sphere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4.2　matyas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4.3　Goldstein-Price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コラム　：Define-by-Run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1">
          <table:table-cell office:value-type="string" calcext:value-type="string">
            <text:p>第3ステージ　高階微分を実現す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25　計算グラフの可視化（1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5.1　Graphvizのインストー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5.2　DOT言語でグラフを書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5.3　ノードの属性を指定す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5.4　ノードを結ぶ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26　計算グラフの可視化（2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6.1　可視化コードの使用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6.2　計算グラフからDOT言語への変換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6.3　画像化までを含めた変換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6.4　動作確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27　テイラー展開の微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7.1　sin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7.2　テイラー展開の理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7.3　テイラー展開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7.4　計算グラフの可視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28　関数の最適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8.1　ローゼンブロック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8.2　微分を求め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8.3　勾配降下法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29　ニュートン法を用いた最適化（手計算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9.1　ニュートン法による最適化の理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9.2　ニュートン法による最適化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0　高階微分（準備編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0.1　確認作業①：Variableのインスタンス変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0.2　確認作業②：Functionクラ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0.3　確認作業③：Variableクラスの逆伝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1　高階微分（理論編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1.1　逆伝播で行う計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1.2　逆伝播で計算グラフを作る方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2　高階微分（実装編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2.1　新しいDeZero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2.2　関数クラスの逆伝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2.3　より効率的な逆伝播へ（モードの追加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2.4　__init__.pyの変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3　ニュートン法を使った最適化（自動計算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3.1　2階微分を求め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3.2　ニュートン法による最適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4　sin関数の高階微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4.1　sin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4.2　cos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4.3　sin関数の高階微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5　高階微分の計算グラ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5.1　tanh関数の微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5.2　tanh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5.3　高階微分の計算グラフの可視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6　高階微分以外の用途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6.1　doublebackpropの用途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6.2　ディープラーニングの研究での使用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コラム　：ニュートン法とdoublebackpropの補足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1">
          <table:table-cell office:value-type="string" calcext:value-type="string">
            <text:p>第4ステージ　ニューラルネットワークを作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7　テンソルを扱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7.1　要素ごとの計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7.2　テンソルを使用したときのバックプロパゲーショ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7.3　【補足】テンソルを使用したときのバックプロパゲーショ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8　形状を変える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8.1　reshape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8.2　Variableからreshapeを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8.3　行列の転置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8.4　【補足】実際のtranspose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9　和を求める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9.1　sum関数の逆伝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9.2　sum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9.3　axisとkeepdi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40　ブロードキャストを行う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0.1　broadcast_to関数とsum_to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0.2　DeZeroのbroadcast_toとsum_to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0.3　ブロードキャストへの対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41　行列の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1.1　ベクトルの内積と行列の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1.2　行列の形状チェッ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42　線形回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2.1　トイ・データセッ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2.2　線形回帰の理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2.3　線形回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2.4　【補足】DeZeroのmean_squared_error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43　ニューラルネットワー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3.1　DeZeroのlinear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3.2　非線形なデータセッ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3.3　活性化関数とニューラルネットワー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3.4　ニューラルネットワーク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44　パラメータをまとめるレイ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4.1　Parameterクラス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4.2　Layerクラス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4.3　Linearクラス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4.4　Layerを使ったニューラルネットワーク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45　レイヤをまとめるレイ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5.1　Layerクラスの拡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5.2　Modelクラ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5.3　Modelを使って問題を解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5.4　MLPクラ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46　Optimizerによるパラメータ更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6.1　Optimizerクラ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6.2　SGDクラス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6.3　SGDクラスを使って問題を解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6.4　SGD以外の最適化手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47　ソフトマックス関数と交差エントロピー誤差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7.1　スライス操作のための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7.2　ソフトマックス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7.3　交差エントロピー誤差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48　多値分類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8.1　スパイラル・データセッ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8.2　学習用のコ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49　Datasetクラスと前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9.1　Datasetクラス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9.2　大きいデータセットの場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9.3　データの連結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9.4　学習用のコ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9.5　データセットの前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0　ミニバッチを取り出すDataLo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0.1　イテレータと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0.2　DataLoaderを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0.3　accuracy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0.4　スパイラル・データセットの学習コ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1　MNISTの学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1.1　MNISTデータセッ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1.2　MNISTの学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1.3　モデルの改良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 text:c="4"/>コラム　：ディープラーニングのフレームワーク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1">
          <table:table-cell office:value-type="string" calcext:value-type="string">
            <text:p>第5ステージ　DeZeroで挑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2　GPU対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1　CuPyのインストールと使用方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2　cudaモジュー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3　Variable/Layer/DataLoaderクラス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4　関数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5　GPUでMNISTを学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3　モデルの保存と読み込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1　NumPy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2　Layerクラスのパラメータをフラット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3　Layerクラス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4　Dropoutとテストモ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1　Dropoutと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2　InvertedDrop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3　テストモードの追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4　Dropout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5　CNNのメカニズム（1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1　CNNのネットワーク構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2　畳み込み演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3　パディン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4　ストライ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5　出力サイズの計算方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6　CNNのメカニズム（2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1　3階テンソ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2　ブロックで考え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3　ミニバッチ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4　プーリング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7　conv2d関数とpooling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1　im2colによる展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2　conv2d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3　Conv2d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4　pooling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8　代表的なCNN（VGG16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1　VGG16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2　学習済み重みデー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3　学習済みのVGG16を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9　RNNによる時系列データ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1　RNN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2　RNNモデル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3　「つながり」を切るためのメソッ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4　サイン波の予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60　LSTMと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1　時系列データのための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2　LSTMレイヤの実装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 text:c="4"/>コラム　：これから先へ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1">
          <table:table-cell office:value-type="string" calcext:value-type="string">
            <text:p>付録A　インプレース演算（ステップ14の補足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A.1　問題の確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A.2　コピーと上書きについ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A.3　DeZeroの逆伝播では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1">
          <table:table-cell office:value-type="string" calcext:value-type="string">
            <text:p>付録B　get_item関数の実装（ステップ47の補足）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1">
          <table:table-cell office:value-type="string" calcext:value-type="string">
            <text:p>付録C　GoogleColaboratoryで動かす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00/00/00</text:date>, <text:time style:data-style-name="N2" text:time-value="18:08:38.3439346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5T18:58:34.802972013</meta:creation-date>
    <meta:generator>LibreOffice/7.1.5.2$MacOSX_X86_64 LibreOffice_project/85f04e9f809797b8199d13c421bd8a2b025d52b5</meta:generator>
    <dc:date>2021-09-08T18:49:35.500840000</dc:date>
    <meta:editing-duration>PT1H1M4S</meta:editing-duration>
    <meta:editing-cycles>4</meta:editing-cycles>
    <meta:document-statistic meta:table-count="1" meta:cell-count="305" meta:object-count="0"/>
    <meta:user-defined meta:name=""/>
  </office:meta>
</office:document-meta>
</file>